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5.05cm" fo:min-width="9.6cm" fo:padding-top="0.175cm" fo:padding-bottom="0.175cm" fo:padding-left="0.3cm" fo:padding-right="0.3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measure" style:list-style-name="L2">
      <style:graphic-properties draw:stroke="none" draw:fill="none" fo:min-height="0.93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measure" style:list-style-name="L2">
      <style:graphic-properties draw:stroke="none" draw:fill="none" fo:min-height="0.937cm"/>
    </style:style>
    <style:style style:name="gr7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6.102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2cm" svg:height="5.4cm" svg:x="1.101cm" svg:y="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" draw:text-style-name="P4" draw:layer="layout" svg:x1="11.201cm" svg:y1="1.101cm" svg:x2="11.201cm" svg:y2="6.501cm">
          <text:p text:style-name="P3"><text:span text:style-name="T1"><text:measure text:kind="gap"/></text:span><text:span text:style-name="T1">220 </text:span><text:span text:style-name="T1"><text:measure text:kind="unit">cm</text:measure></text:span><text:span text:style-name="T1"><text:measure text:kind="gap"/></text:span></text:p>
        </draw:measure>
        <draw:frame draw:style-name="gr4" draw:text-style-name="P5" draw:layer="layout" svg:width="0.502cm" svg:height="1.187cm" svg:x="0.561cm" svg:y="5.494cm">
          <draw:text-box>
            <text:p/>
          </draw:text-box>
        </draw:frame>
        <draw:line draw:style-name="gr5" draw:text-style-name="P2" draw:layer="layout" svg:x1="1.1cm" svg:y1="3.9cm" svg:x2="11.3cm" svg:y2="3.9cm">
          <text:p text:style-name="P4"><text:span text:style-name="T2"/></text:p>
          <text:p text:style-name="P4"><text:span text:style-name="T2">Example path 1 (y = 1m) <text:s text:c="42"/></text:span></text:p>
        </draw:line>
        <draw:frame draw:style-name="gr6" draw:text-style-name="P5" draw:layer="layout" svg:width="0.502cm" svg:height="1.187cm" svg:x="1.978cm" svg:y="2.918cm">
          <draw:text-box>
            <text:p/>
          </draw:text-box>
        </draw:frame>
        <draw:line draw:style-name="gr7" draw:text-style-name="P6" draw:layer="layout" svg:x1="1.1cm" svg:y1="2.3cm" svg:x2="11.2cm" svg:y2="2.3cm">
          <text:p text:style-name="P4"><text:span text:style-name="T2"/></text:p>
          <text:p text:style-name="P4"><text:span text:style-name="T2">Example path 1 (y = 0) <text:s text:c="46"/></text:span></text:p>
        </draw:line>
        <draw:measure draw:style-name="gr3" draw:text-style-name="P4" draw:layer="measurelines" svg:x1="6.7cm" svg:y1="2.3cm" svg:x2="6.7cm" svg:y2="3.9cm">
          <text:p text:style-name="P7">y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2:44:42.175000000</meta:creation-date>
    <dc:date>2017-10-31T11:13:11.819000000</dc:date>
    <meta:editing-duration>PT1H7M7S</meta:editing-duration>
    <meta:editing-cycles>8</meta:editing-cycles>
    <meta:generator>LibreOffice/5.1.2.2$Windows_x86 LibreOffice_project/d3bf12ecb743fc0d20e0be0c58ca359301eb705f</meta:generator>
    <meta:document-statistic meta:object-count="8"/>
  </office:meta>
</office:document-meta>
</file>